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124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0">
      <style:table-cell-properties fo:padding="0.097cm" fo:border="0.002cm solid #000000"/>
    </style:style>
    <style:style style:name="P1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text-properties fo:color="#000000" style:font-name="Consolas" fo:font-size="12pt" fo:font-weight="normal" fo:background-color="#ffffff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f" style:font-size-asian="12pt" style:font-size-complex="12pt"/>
    </style:style>
    <style:style style:name="P5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Consolas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P8" style:family="paragraph" style:parent-style-name="Standard">
      <style:paragraph-properties style:line-height-at-least="0.503cm"/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Segoe-UI" fo:font-size="12pt" fo:letter-spacing="normal" fo:font-style="normal" fo:font-weight="bold" fo:background-color="#ffffff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style:font-name="Segoe-UI" fo:font-size="12.75pt" fo:letter-spacing="normal" fo:font-style="normal" fo:font-weight="normal" fo:background-color="#ffffff"/>
    </style:style>
    <style:style style:name="P11" style:family="paragraph" style:parent-style-name="Standard">
      <style:text-properties fo:font-variant="normal" fo:text-transform="none" fo:color="#000000" style:font-name="Segoe-UI" fo:font-size="13pt" fo:letter-spacing="normal" fo:font-style="normal" fo:font-weight="bold" fo:background-color="#ffffff" style:font-size-asian="13pt" style:font-weight-asian="bold" style:font-size-complex="13pt" style:font-weight-complex="bold"/>
    </style:style>
    <style:style style:name="P12" style:family="paragraph" style:parent-style-name="Standard">
      <style:text-properties fo:font-variant="normal" fo:text-transform="none" fo:color="#000000" style:font-name="Segoe-UI" fo:font-size="13pt" fo:letter-spacing="normal" fo:font-style="normal" fo:font-weight="normal" fo:background-color="#ffffff" style:font-size-asian="13pt" style:font-size-complex="13pt"/>
    </style:style>
    <style:style style:name="P13" style:family="paragraph" style:parent-style-name="Standard">
      <style:text-properties fo:color="#000000" fo:font-size="13pt" fo:background-color="#ffffff" style:font-size-asian="13pt" style:font-size-complex="13pt"/>
    </style:style>
    <style:style style:name="T1" style:family="text">
      <style:text-properties fo:font-variant="normal" fo:text-transform="none" fo:color="#64676e" style:font-name="Segoe-UI" fo:font-size="12.75pt" fo:letter-spacing="normal" fo:font-style="normal" fo:font-weight="normal"/>
    </style:style>
    <style:style style:name="T2" style:family="text">
      <style:text-properties fo:font-variant="normal" fo:text-transform="none" fo:color="#64676e" style:font-name="Segoe-UI" fo:letter-spacing="normal" fo:font-style="normal"/>
    </style:style>
    <style:style style:name="T3" style:family="text">
      <style:text-properties fo:font-variant="normal" fo:text-transform="none" style:font-name="Segoe-UI" fo:font-size="12.75pt" fo:letter-spacing="normal" fo:font-style="normal" fo:font-weight="normal"/>
    </style:style>
    <style:style style:name="T4" style:family="text">
      <style:text-properties fo:font-variant="normal" fo:text-transform="none" style:font-name="Segoe-UI" fo:letter-spacing="normal" fo:font-style="normal"/>
    </style:style>
    <style:style style:name="T5" style:family="text">
      <style:text-properties fo:font-variant="normal" fo:text-transform="none" style:font-name="Segoe-UI" fo:letter-spacing="normal" fo:font-style="normal" fo:font-weight="normal"/>
    </style:style>
    <style:style style:name="T6" style:family="text">
      <style:text-properties fo:font-variant="normal" fo:text-transform="none" style:font-name="Segoe-UI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style:font-name="Segoe-UI" fo:letter-spacing="normal" fo:font-style="normal" style:text-underline-style="solid" style:text-underline-width="auto" style:text-underline-color="font-color"/>
    </style:style>
    <style:style style:name="T8" style:family="text">
      <style:text-properties fo:font-variant="normal" fo:text-transform="none" style:font-name="Segoe-UI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style:font-name="Segoe-UI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variant="normal" fo:text-transform="none" style:font-name="Segoe-UI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Segoe-UI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color="#000000" style:font-name="Segoe-UI" fo:font-size="12.75pt" fo:letter-spacing="normal" fo:font-style="normal" fo:font-weight="normal" fo:background-color="#ffffff"/>
    </style:style>
    <style:style style:name="T14" style:family="text">
      <style:text-properties fo:font-variant="normal" fo:text-transform="none" fo:color="#000000" style:font-name="Segoe-UI" fo:font-size="12pt" fo:letter-spacing="normal" fo:font-style="normal" fo:font-weight="normal" fo:background-color="#ffffff" style:font-size-asian="12pt" style:font-size-complex="12pt"/>
    </style:style>
    <style:style style:name="T15" style:family="text">
      <style:text-properties fo:font-variant="normal" fo:text-transform="none" fo:color="#000000" style:font-name="Segoe-UI" fo:letter-spacing="normal" fo:font-style="normal" fo:background-color="#ffffff"/>
    </style:style>
    <style:style style:name="T16" style:family="text">
      <style:text-properties fo:font-variant="normal" fo:text-transform="none" fo:color="#000000" style:font-name="Segoe-UI" fo:letter-spacing="normal" fo:font-style="normal" fo:font-weight="normal" fo:background-color="#ffffff"/>
    </style:style>
    <style:style style:name="T17" style:family="text">
      <style:text-properties fo:color="#000000" style:font-name="Consolas" fo:font-size="12pt" fo:font-weight="normal" fo:background-color="#ffffff" style:font-size-asian="12pt" style:font-size-complex="12pt"/>
    </style:style>
    <style:style style:name="T18" style:family="text">
      <style:text-properties fo:color="#000000" style:font-name="Consolas" fo:font-weight="normal" fo:background-color="#fffff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Consolas" fo:font-size="12pt" fo:font-weight="normal" fo:background-color="#ffffff" style:font-size-asian="12pt" style:font-size-complex="12pt"/>
    </style:style>
    <style:style style:name="T23" style:family="text">
      <style:text-properties style:font-name="Consolas" fo:font-size="12pt" fo:font-weight="normal" style:font-size-asian="12pt" style:font-size-complex="12pt"/>
    </style:style>
    <style:style style:name="T24" style:family="text">
      <style:text-properties style:font-name="Consolas" fo:font-weight="normal"/>
    </style:style>
    <style:style style:name="T25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5">Énoncé du test</text:span><text:span text:style-name="T16"><text:line-break/><text:line-break/></text:span><text:bookmark text:name="p24"/><text:bookmark text:name="25"/><text:span text:style-name="T25">Etape-1 :</text:span><text:bookmark text:name="p1"/><text:span text:style-name="T25"> </text:span><text:span text:style-name="T15"><text:line-break/></text:span><text:bookmark text:name="p22"/><text:span text:style-name="T16">Voici un tableau de 8 valeurs, pour chaque valeur et avec une fonction </text:span><text:bookmark text:name="23"/><text:span text:style-name="T16">revoyer :</text:span><text:span text:style-name="T15"><text:line-break/></text:span><text:bookmark text:name="p20"/><text:span text:style-name="T16">LETS si la valeur renvoie un entier en le divisible par 3 </text:span><text:span text:style-name="T15"><text:line-break/></text:span><text:bookmark text:name="p4"/><text:bookmark text:name="12"/><text:span text:style-name="T16">EAT si la valeur renvoie un entier en le </text:span><text:span text:style-name="T20">divisible</text:span><text:span text:style-name="T16"> par  5</text:span><text:span text:style-name="T15"><text:line-break/></text:span><text:bookmark text:name="p5"/><text:bookmark text:name="14"/><text:span text:style-name="T16">LETSEAT si la valeur renvoie un entier en le </text:span><text:span text:style-name="T20">divisible</text:span><text:span text:style-name="T16"> par 3 et 5</text:span><text:span text:style-name="T15"><text:line-break/></text:span><text:bookmark text:name="p21"/><text:span text:style-name="T16">La valeur si la valeur ne renvoie pas un entier en le </text:span><text:span text:style-name="T20">divisible</text:span><text:span text:style-name="T16"> par 3 et 5</text:span><text:span text:style-name="T15"> </text:span></text:p>
      <text:p text:style-name="P12"/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float" office:value="6">
            <text:p text:style-name="P6">6</text:p>
          </table:table-cell>
          <table:table-cell table:style-name="Tableau1.A1" office:value-type="float" office:value="10">
            <text:p text:style-name="P6">10</text:p>
          </table:table-cell>
          <table:table-cell table:style-name="Tableau1.A1" office:value-type="float" office:value="15">
            <text:p text:style-name="P6">15</text:p>
          </table:table-cell>
          <table:table-cell table:style-name="Tableau1.A1" office:value-type="float" office:value="38">
            <text:p text:style-name="P6">38</text:p>
          </table:table-cell>
          <table:table-cell table:style-name="Tableau1.A1" office:value-type="float" office:value="30000">
            <text:p text:style-name="P6">30000</text:p>
          </table:table-cell>
          <table:table-cell table:style-name="Tableau1.A1" office:value-type="float" office:value="19685">
            <text:p text:style-name="P6">19685</text:p>
          </table:table-cell>
          <table:table-cell table:style-name="Tableau1.A1" office:value-type="float" office:value="6022">
            <text:p text:style-name="P6">6022</text:p>
          </table:table-cell>
          <table:table-cell table:style-name="Tableau1.H1" office:value-type="float" office:value="6756">
            <text:p text:style-name="P6">6756</text:p>
          </table:table-cell>
        </table:table-row>
      </table:table>
      <text:p text:style-name="P13"><text:span text:style-name="T24"><text:line-break/><text:line-break/></text:span><text:bookmark text:name="p99"/><text:bookmark text:name="100"/><text:span text:style-name="T9">Etape-2 :</text:span><text:bookmark text:name="p67"/><text:span text:style-name="T9"> </text:span><text:span text:style-name="T4"><text:line-break/></text:span><text:bookmark text:name="p68"/><text:span text:style-name="T5">Pour la chaîne de caractère suivante renvoyer un caractère sur deux :</text:span><text:span text:style-name="T4"><text:line-break/><text:line-break/></text:span><text:bookmark text:name="p69"/><text:bookmark text:name="86"/><text:span text:style-name="T6">ABCDEF1234567910</text:span><text:span text:style-name="T4"><text:line-break/><text:line-break/></text:span><text:bookmark text:name="p97"/><text:bookmark text:name="98"/><text:span text:style-name="T9">Etape-3 :</text:span><text:span text:style-name="T4"><text:line-break/></text:span><text:bookmark text:name="p71"/><text:bookmark text:name="89"/><text:span text:style-name="T5">Pour la chaîne de caractère suivante vérifier si il y a plus de 8 caractères </text:span><text:span text:style-name="T4"><text:line-break/></text:span><text:bookmark text:name="p72"/><text:bookmark text:name="90"/><text:span text:style-name="T5">Si il y a une majuscule, une minuscule et un chiffre</text:span><text:span text:style-name="T4"><text:line-break/></text:span><text:bookmark text:name="p96"/><text:span text:style-name="T5">Retourner une erreur adaptée :</text:span><text:span text:style-name="T4"><text:line-break/></text:span><text:bookmark text:name="p74"/><text:span text:style-name="T5">(</text:span><text:bookmark text:name="93"/><text:span text:style-name="T5">En faire une fonction si possible)</text:span></text:p>
      <text:p text:style-name="P13"><text:span text:style-name="T4"><text:line-break/></text:span><text:bookmark text:name="p75"/><text:bookmark text:name="94"/><text:span text:style-name="T6">kA9kzejh2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9M31S</meta:editing-duration>
    <meta:editing-cycles>19</meta:editing-cycles>
    <meta:generator>OpenOffice/4.1.7$Win32 OpenOffice.org_project/417m1$Build-9800</meta:generator>
    <dc:date>2020-09-01T16:25:55.72</dc:date>
    <meta:document-statistic meta:table-count="1" meta:image-count="0" meta:object-count="0" meta:page-count="1" meta:paragraph-count="11" meta:word-count="138" meta:character-count="711"/>
    <meta:user-defined meta:name="Info 1"/>
    <meta:user-defined meta:name="Info 2"/>
    <meta:user-defined meta:name="Info 3"/>
    <meta:user-defined meta:name="Info 4"/>
  </office:meta>
</office:document-meta>
</file>